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2819in" svg:y="0.8228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Asettelulaskurin suoritustestaus</text:span></text:p>
      <text:p text:style-name="Standard"><text:span text:style-name="T1"/></text:p>
      <text:p text:style-name="Standard"><text:span text:style-name="T1"/></text:p>
      <text:p text:style-name="Standard"><text:span text:style-name="T1">AVL-puun operaatioiden suoritustestaus</text:span></text:p>
      <text:p text:style-name="Standard"><text:span text:style-name="T1"/></text:p>
      <text:p text:style-name="Standard"><draw:frame draw:style-name="fr2" draw:name="Object2" text:anchor-type="paragraph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is </meta:initial-creator>
    <meta:creation-date>2013-08-30T21:42:25</meta:creation-date>
    <dc:date>2013-08-30T22:03:51</dc:date>
    <dc:creator>albis </dc:creator>
    <meta:editing-duration>PT5M49S</meta:editing-duration>
    <meta:editing-cycles>1</meta:editing-cycles>
    <meta:document-statistic meta:table-count="0" meta:image-count="0" meta:object-count="2" meta:page-count="1" meta:paragraph-count="2" meta:word-count="5" meta:character-count="70" meta:non-whitespace-character-count="67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 chart:regression-type="exponential"/>
    </style:style>
    <style:style style:name="ch3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-0.03cm" svg:y="0.274cm" svg:width="16.213cm" svg:height="8.393cm">
          <chartooo:coordinate-region svg:x="0.711cm" svg:y="0.473cm" svg:width="14.545cm" svg:height="7.547cm"/>
          <chart:axis chart:dimension="x" chart:name="primary-x" chart:style-name="ch3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 laatikko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 laatikkoa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3 laatikkoa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 laatikkoa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 laatikkoa</text:p>
              </table:table-cell>
              <table:table-cell office:value-type="float" office:value="1.931">
                <text:p>1.931</text:p>
              </table:table-cell>
            </table:table-row>
            <table:table-row>
              <table:table-cell office:value-type="string">
                <text:p>9 laatikkoa</text:p>
              </table:table-cell>
              <table:table-cell office:value-type="float" office:value="11.919">
                <text:p>11.919</text:p>
              </table:table-cell>
            </table:table-row>
            <table:table-row>
              <table:table-cell office:value-type="string">
                <text:p>10 laatikkoa</text:p>
              </table:table-cell>
              <table:table-cell office:value-type="float" office:value="13.61">
                <text:p>13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0.025cm" svg:y="0.275cm" svg:width="16.776cm" svg:height="8.552cm">
          <chartooo:coordinate-region svg:x="0.898cm" svg:y="0.474cm" svg:width="14.565cm" svg:height="7.70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0 solmulla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00 solmulla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00 solmulla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000 solmulla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00000 solmulla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000000 solmulla</text:p>
              </table:table-cell>
              <table:table-cell office:value-type="float" office:value="5.027">
                <text:p>5.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